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xi Serif1" svg:font-family="'Luxi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xi Serif" svg:font-family="'Luxi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xi Serif" fo:font-size="14pt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Luxi Serif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uxi Serif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uxi Seri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uxi Serif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uxi Serif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uxi Serif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 style:master-page-name="First_20_Page">
      <style:paragraph-properties fo:text-align="center" style:justify-single-word="false" style:page-number="auto"/>
      <style:text-properties style:font-name="Luxi Serif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uxi Serif1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5">Mark Roberson</text:p>
      <text:p text:style-name="P3"/>
      <text:p text:style-name="P3"/>
      <text:p text:style-name="P3"/>
      <text:p text:style-name="P3"/>
      <text:p text:style-name="P4">Tweets From Texas</text:p>
      <text:p text:style-name="P4">#No.1</text:p>
      <text:p text:style-name="P1"/>
      <text:p text:style-name="P1"><text:s/>______ </text:p>
      <text:p text:style-name="P1"/>
      <text:p text:style-name="P3">Tenor Saxophone</text:p>
      <text:p text:style-name="P3">and String Quartet</text:p>
      <text:p text:style-name="P3"/>
      <text:p text:style-name="P3"/>
      <text:p text:style-name="P3"/>
      <text:p text:style-name="P3"/>
      <text:p text:style-name="P3"/>
      <text:p text:style-name="P6">Commissioned by:</text:p>
      <text:p text:style-name="P7">Dr. Gregory Dewhirst</text:p>
      <text:p text:style-name="P7">Tarrant County College</text:p>
      <text:p text:style-name="P7"/>
      <text:p text:style-name="P7"/>
      <text:p text:style-name="P7"/>
      <text:p text:style-name="P7"/>
      <text:p text:style-name="P7"/>
      <text:p text:style-name="P2">Copyright <text:span text:style-name="T2">©</text:span>2015<text:span text:style-name="T1"> </text:span>by Mark Robers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xi Serif1" svg:font-family="'Luxi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xi Serif" svg:font-family="'Luxi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ial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fo:border-top="0.06pt double #000000" fo:border-bottom="1.05pt double #000000" fo:border-left="0.06pt double #000000" fo:border-right="0.06pt double #000000" style:border-line-width-top="0.0008in 0.0102in 0.0102in" style:border-line-width-bottom="0.0146in 0.0146in 0.0146in" style:border-line-width-left="0.0008in 0.0102in 0.0102in" style:border-line-width-right="0.0008in 0.0102in 0.0102in" fo:padding="0.020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fo:border-top="1.25pt double #000000" fo:border-bottom="3.8pt double #000000" fo:border-left="3.8pt double #000000" fo:border-right="3.8pt double #000000" style:border-line-width-top="0.0173in 0.0173in 0.0173in" style:border-line-width-bottom="0.0209in 0.0528in 0.0102in" style:border-line-width-left="0.0209in 0.0528in 0.0102in" style:border-line-width-right="0.0209in 0.0528in 0.0102in" fo:padding="0.0201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2:37:43</meta:creation-date>
    <meta:print-date>2015-09-26T13:22:01</meta:print-date>
    <dc:date>2015-09-28T11:23:49</dc:date>
    <meta:editing-duration>PT6M7S</meta:editing-duration>
    <meta:editing-cycles>4</meta:editing-cycles>
    <meta:generator>LibreOffice/3.5$Linux_X86_64 LibreOffice_project/350m1$Build-403</meta:generator>
    <meta:document-statistic meta:table-count="0" meta:image-count="0" meta:object-count="0" meta:page-count="1" meta:paragraph-count="10" meta:word-count="25" meta:character-count="166" meta:non-whitespace-character-count="149"/>
  </office:meta>
</office:document-meta>
</file>